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hidden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2]; &quot; &quot;; [.B2]; &quot; &quot;; 10; &quot; &quot;; [.A2])" office:value-type="string" office:string-value="python3 NLP_training.py 50 0.00001 10 model1" calcext:value-type="string">
            <text:p>python3 NLP_training.py 50 0.00001 10 model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3]; &quot; &quot;; [.B3]; &quot; &quot;; 10; &quot; &quot;; [.A3])" office:value-type="string" office:string-value="python3 NLP_training.py 100 0.00001 10 model2" calcext:value-type="string">
            <text:p>python3 NLP_training.py 100 0.00001 10 model2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4]; &quot; &quot;; [.B4]; &quot; &quot;; 10; &quot; &quot;; [.A4])" office:value-type="string" office:string-value="python3 NLP_training.py 200 0.00001 10 model3" calcext:value-type="string">
            <text:p>python3 NLP_training.py 200 0.00001 10 model3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5]; &quot; &quot;; [.B5]; &quot; &quot;; 10; &quot; &quot;; [.A5])" office:value-type="string" office:string-value="python3 NLP_training.py 50 0.0001 10 model4" calcext:value-type="string">
            <text:p>python3 NLP_training.py 50 0.0001 10 model4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6]; &quot; &quot;; [.B6]; &quot; &quot;; 10; &quot; &quot;; [.A6])" office:value-type="string" office:string-value="python3 NLP_training.py 100 0.0001 10 model5" calcext:value-type="string">
            <text:p>python3 NLP_training.py 100 0.0001 10 model5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7]; &quot; &quot;; [.B7]; &quot; &quot;; 10; &quot; &quot;; [.A7])" office:value-type="string" office:string-value="python3 NLP_training.py 200 0.0001 10 model6" calcext:value-type="string">
            <text:p>python3 NLP_training.py 200 0.0001 10 model6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float" office:value="0.01" calcext:value-type="float">
            <text:p>1.00E-0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8]; &quot; &quot;; [.B8]; &quot; &quot;; 10; &quot; &quot;; [.A8])" office:value-type="string" office:string-value="python3 NLP_training.py 50 0.01 10 model7" calcext:value-type="string">
            <text:p>python3 NLP_training.py 50 0.01 10 model7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9]; &quot; &quot;; [.B9]; &quot; &quot;; 10; &quot; &quot;; [.A9])" office:value-type="string" office:string-value="python3 NLP_training.py 100 0.01 10 model8" calcext:value-type="string">
            <text:p>python3 NLP_training.py 100 0.01 10 model8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10]; &quot; &quot;; [.B10]; &quot; &quot;; 10; &quot; &quot;; [.A10])" office:value-type="string" office:string-value="python3 NLP_training.py 200 0.01 10 model9" calcext:value-type="string">
            <text:p>python3 NLP_training.py 200 0.01 10 model9</text:p>
          </table:table-cell>
        </table:table-row>
      </table:table>
      <table:named-expressions/>
      <table:database-ranges>
        <table:database-range table:name="__Anonymous_Sheet_DB__0" table:target-range-address="Sheet1.A2:Sheet1.F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23:43:47.81008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36:36.464187616</meta:creation-date>
    <dc:date>2017-12-13T23:45:31.728422017</dc:date>
    <meta:editing-duration>PT2H53M56S</meta:editing-duration>
    <meta:editing-cycles>4</meta:editing-cycles>
    <meta:generator>LibreOffice/5.1.6.2$Linux_X86_64 LibreOffice_project/10m0$Build-2</meta:generator>
    <meta:document-statistic meta:table-count="1" meta:cell-count="39" meta:object-count="0"/>
  </office:meta>
</office:document-meta>
</file>